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276" officeooo:paragraph-rsid="001b1276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b1276" officeooo:paragraph-rsid="001b1276"/>
    </style:style>
    <style:style style:name="P3" style:family="paragraph" style:parent-style-name="Standard">
      <style:paragraph-properties fo:text-align="start" style:justify-single-word="false"/>
      <style:text-properties officeooo:rsid="001b1276" officeooo:paragraph-rsid="001b1276"/>
    </style:style>
    <style:style style:name="P4" style:family="paragraph" style:parent-style-name="Standard">
      <style:paragraph-properties fo:text-align="start" style:justify-single-word="false"/>
      <style:text-properties officeooo:rsid="001bd145" officeooo:paragraph-rsid="001bd14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d22ba" officeooo:paragraph-rsid="001d22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4 (Where we are, where do we want to be after break)</text:p>
      <text:p text:style-name="P1">(POV Jorge)</text:p>
      <text:list xml:id="list1093365887874903199" text:style-name="L1">
        <text:list-item>
          <text:p text:style-name="P2">I dont think Ill finish the database, html login, and node js integration by saturday. This means that I will have to work on it during break. Had it planned to elt everyone take a break during break but oh well.</text:p>
        </text:list-item>
        <text:list-item>
          <text:p text:style-name="P2">Gabe and Miguel need to talk about if we integrated the resources through the html code itself or if we are going to use a database and pull from there.</text:p>
          <text:list>
            <text:list-item>
              <text:p text:style-name="P2">From their they will work on their own thing</text:p>
            </text:list-item>
          </text:list>
        </text:list-item>
        <text:list-item>
          <text:p text:style-name="P2">Need work on mouse detection on the map.</text:p>
        </text:list-item>
        <text:list-item>
          <text:p text:style-name="P5">Milestone 4 is feels like its based if we get the front end talking with the back end. I need to get the database working done in order to get milestone 4 finished.</text:p>
        </text:list-item>
      </text:list>
      <text:p text:style-name="P3"/>
      <text:p text:style-name="P3">We are still in track although the initial plan to take spring break off has been canceled. All of us are fine with it. </text:p>
      <text:p text:style-name="P4">The biggest problem in my opinion is just getting our front end form end to work with our database through node js. Planning to go to office ho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8:03:45.196604844</meta:creation-date>
    <dc:date>2018-03-21T18:17:54.787961541</dc:date>
    <meta:editing-duration>PT3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92" meta:character-count="954" meta:non-whitespace-character-count="775"/>
  </office:meta>
</office:document-meta>
</file>